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in" fo:margin-bottom="0in" loext:contextual-spacing="false" fo:text-align="center"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master-page-name="Standard">
      <style:paragraph-properties fo:margin-top="0in" fo:margin-bottom="0in" loext:contextual-spacing="false" style:page-number="1"/>
    </style:style>
    <style:style style:name="T1" style:family="text">
      <style:text-properties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e special problem hereto attached entitled FACTU: AN ANDROID APPLICATION FOR NEW VERIFICATION USING SENTENCE SIMILARITY ANALYSIS AND HIDDEN MARKOV MODEL, prepared and submitted by EMMANUEL B. CONSTANTINO JR. AND HOMER C. MALIJAN, in partial fulfillment of the requirements for the degree of BACHELOR OF SCIENCE (Computer Science) is hereby accepted.</text:span></text:p>
      <text:p text:style-name="P1"><text:span text:style-name="T1"><text:s/></text:span></text:p>
      <text:p text:style-name="P1"><text:span text:style-name="T1"><text:tab/>Accepted in partial fulfillment of the requirements for the degree of BACHELOR OF SCIENCE (Computer Science)</text:span></text:p>
      <text:p text:style-name="P2"/>
      <text:p text:style-name="P2"/>
      <text:p text:style-name="P2"/>
      <text:p text:style-name="P2"/>
      <text:p text:style-name="P2"/>
      <text:p text:style-name="P4"><text:span text:style-name="T1">___________________________________</text:span></text:p>
      <text:p text:style-name="P4"><text:span text:style-name="T1">Caroline Natalie Peralta</text:span></text:p>
      <text:p text:style-name="P4"><text:span text:style-name="T1">Adviser</text:span></text:p>
      <text:p text:style-name="P3"/>
      <text:p text:style-name="P4"><text:span text:style-name="T1">_______________</text:span></text:p>
      <text:p text:style-name="P4"><text:span text:style-name="T1">Date Signed</text:span></text:p>
      <text:p text:style-name="P2"/>
      <text:p text:style-name="P3"/>
      <text:p text:style-name="P3"/>
      <text:p text:style-name="P3"/>
      <text:p text:style-name="P3"/>
      <text:p text:style-name="P3"/>
      <text:p text:style-name="P4"><text:span text:style-name="T1">___________________________________</text:span></text:p>
      <text:p text:style-name="P4"><text:span text:style-name="T1">Jaime Samaniego</text:span></text:p>
      <text:p text:style-name="P4"><text:span text:style-name="T1">Director, Institute of Computer Science</text:span></text:p>
      <text:p text:style-name="P3"/>
      <text:p text:style-name="P4"><text:span text:style-name="T1">_______________</text:span></text:p>
      <text:p text:style-name="P4"><text:soft-page-break/><text:span text:style-name="T1">Date Sig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i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4" meta:word-count="87" meta:character-count="670" meta:non-whitespace-character-count="594"/>
    <meta:generator>LibreOfficeDev/5.1.0.3$Linux_X86_64 LibreOffice_project/</meta:generator>
  </office:meta>
</office:document-meta>
</file>